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69c1" officeooo:paragraph-rsid="000469c1" fo:background-color="#ffffff"/>
    </style:style>
    <style:style style:name="P2" style:family="paragraph" style:parent-style-name="Standard">
      <style:text-properties style:font-name="Bitstream Vera Sans Mono" officeooo:rsid="000469c1" officeooo:paragraph-rsid="0007af28"/>
    </style:style>
    <style:style style:name="P3" style:family="paragraph" style:parent-style-name="Standard">
      <style:text-properties officeooo:rsid="001c3930" officeooo:paragraph-rsid="001c3930" fo:background-color="#ffff00"/>
    </style:style>
    <style:style style:name="P4" style:family="paragraph" style:parent-style-name="Standard">
      <style:text-properties style:use-window-font-color="true" style:font-name="Liberation Serif" fo:font-size="12pt" officeooo:rsid="000665a9" officeooo:paragraph-rsid="000665a9" fo:background-color="#cccccc" style:font-size-asian="12pt" style:font-size-complex="12pt"/>
    </style:style>
    <style:style style:name="P5" style:family="paragraph" style:parent-style-name="Standard">
      <style:text-properties style:use-window-font-color="true" style:font-name="Liberation Serif" fo:font-size="12pt" officeooo:rsid="000665a9" officeooo:paragraph-rsid="000665a9" fo:background-color="#3333ff" style:font-size-asian="12pt" style:font-size-complex="12pt"/>
    </style:style>
    <style:style style:name="P6" style:family="paragraph" style:parent-style-name="Standard">
      <style:text-properties style:use-window-font-color="true" style:font-name="Liberation Serif" fo:font-size="12pt" officeooo:rsid="000665a9" officeooo:paragraph-rsid="000665a9" fo:background-color="#3399ff" style:font-size-asian="12pt" style:font-size-complex="12pt"/>
    </style:style>
    <style:style style:name="P7" style:family="paragraph" style:parent-style-name="Standard">
      <style:text-properties style:use-window-font-color="true" style:font-name="Liberation Serif" fo:font-size="12pt" officeooo:rsid="000665a9" officeooo:paragraph-rsid="000665a9" fo:background-color="#6600ff" style:font-size-asian="12pt" style:font-size-complex="12pt"/>
    </style:style>
    <style:style style:name="P8" style:family="paragraph" style:parent-style-name="Standard">
      <style:text-properties style:use-window-font-color="true" style:font-name="Liberation Serif" fo:font-size="12pt" officeooo:rsid="000665a9" officeooo:paragraph-rsid="000665a9" fo:background-color="#000000" style:font-size-asian="12pt" style:font-size-complex="12pt"/>
    </style:style>
    <style:style style:name="P9" style:family="paragraph" style:parent-style-name="Standard">
      <style:text-properties style:use-window-font-color="true" style:font-name="Liberation Serif" fo:font-size="12pt" officeooo:rsid="000469c1" officeooo:paragraph-rsid="000a11a5" fo:background-color="#66ffff" style:font-size-asian="12pt" style:font-size-complex="12pt"/>
    </style:style>
    <style:style style:name="P10" style:family="paragraph" style:parent-style-name="Standard">
      <style:text-properties style:use-window-font-color="true" style:font-name="Liberation Serif" fo:font-size="12pt" officeooo:rsid="000665a9" officeooo:paragraph-rsid="000665a9" fo:background-color="#33ff99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0469c1" officeooo:paragraph-rsid="000469c1" fo:background-color="#ffff00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0469c1" officeooo:paragraph-rsid="000469c1" fo:background-color="#ffffff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0469c1" officeooo:paragraph-rsid="001c3930" fo:background-color="#ff3333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0469c1" officeooo:paragraph-rsid="000469c1" fo:background-color="#ff00cc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0469c1" officeooo:paragraph-rsid="000469c1" fo:background-color="#9900ff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0469c1" officeooo:paragraph-rsid="000469c1" fo:background-color="#6666ff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0469c1" officeooo:paragraph-rsid="000469c1" fo:background-color="#66ffff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0665a9" officeooo:paragraph-rsid="000665a9" fo:background-color="#cccccc" style:font-size-asian="12pt" style:font-size-complex="12pt"/>
    </style:style>
    <style:style style:name="P19" style:family="paragraph" style:parent-style-name="Standard">
      <style:text-properties style:font-name="Liberation Serif" fo:font-size="12pt" officeooo:paragraph-rsid="000cff39" fo:background-color="#33ff99" style:font-size-asian="12pt" style:font-size-complex="12pt"/>
    </style:style>
    <style:style style:name="P20" style:family="paragraph" style:parent-style-name="Standard">
      <style:text-properties style:font-name="Liberation Serif" fo:font-size="12pt" officeooo:rsid="001c3930" officeooo:paragraph-rsid="001c3930" fo:background-color="#ff6600" style:font-size-asian="12pt" style:font-size-complex="12pt"/>
    </style:style>
    <style:style style:name="P21" style:family="paragraph" style:parent-style-name="Standard">
      <style:text-properties style:font-name="Liberation Serif" fo:font-size="12pt" style:text-underline-style="none" fo:font-weight="bold" officeooo:rsid="001c3930" officeooo:paragraph-rsid="001c3930" fo:background-color="#66ffff" style:font-size-asian="12pt" style:font-weight-asian="bold" style:font-size-complex="12pt" style:font-weight-complex="bold"/>
    </style:style>
    <style:style style:name="P22" style:family="paragraph" style:parent-style-name="Standard">
      <style:text-properties officeooo:rsid="001c3930" officeooo:paragraph-rsid="001c3930" fo:background-color="transparent"/>
    </style:style>
    <style:style style:name="P23" style:family="paragraph" style:parent-style-name="Standard">
      <style:text-properties officeooo:rsid="000dae55" officeooo:paragraph-rsid="000dae55" fo:background-color="#33ff99"/>
    </style:style>
    <style:style style:name="P24" style:family="paragraph" style:parent-style-name="Standard">
      <style:text-properties style:font-name="Liberation Serif" fo:font-size="12pt" officeooo:rsid="001c3930" officeooo:paragraph-rsid="000469c1" fo:background-color="transparent" style:font-size-asian="12pt" style:font-size-complex="12p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3333" loext:char-shading-value="0"/>
    </style:style>
    <style:style style:name="T3" style:family="text">
      <style:text-properties fo:background-color="#ff00cc" loext:char-shading-value="0"/>
    </style:style>
    <style:style style:name="T4" style:family="text">
      <style:text-properties fo:background-color="#9900ff" loext:char-shading-value="0"/>
    </style:style>
    <style:style style:name="T5" style:family="text">
      <style:text-properties fo:background-color="#6666ff" loext:char-shading-value="0"/>
    </style:style>
    <style:style style:name="T6" style:family="text">
      <style:text-properties style:use-window-font-color="true" fo:background-color="#66ffff" loext:char-shading-value="0"/>
    </style:style>
    <style:style style:name="T7" style:family="text">
      <style:text-properties style:use-window-font-color="true" fo:background-color="#cccccc" loext:char-shading-value="0"/>
    </style:style>
    <style:style style:name="T8" style:family="text">
      <style:text-properties style:use-window-font-color="true" fo:background-color="transparent" loext:char-shading-value="0"/>
    </style:style>
    <style:style style:name="T9" style:family="text">
      <style:text-properties style:use-window-font-color="true" style:font-name="Liberation Serif" fo:font-size="12pt" style:font-size-asian="12pt" style:font-size-complex="12pt"/>
    </style:style>
    <style:style style:name="T10" style:family="text">
      <style:text-properties fo:background-color="#66ffff" loext:char-shading-value="0"/>
    </style:style>
    <style:style style:name="T11" style:family="text">
      <style:text-properties officeooo:rsid="0007af28" fo:background-color="#66ffff" loext:char-shading-value="0"/>
    </style:style>
    <style:style style:name="T12" style:family="text">
      <style:text-properties fo:background-color="#cccccc" loext:char-shading-value="0"/>
    </style:style>
    <style:style style:name="T13" style:family="text">
      <style:text-properties fo:background-color="#3333ff" loext:char-shading-value="0"/>
    </style:style>
    <style:style style:name="T14" style:family="text">
      <style:text-properties officeooo:rsid="0007af28" fo:background-color="#3333ff" loext:char-shading-value="0"/>
    </style:style>
    <style:style style:name="T15" style:family="text">
      <style:text-properties fo:background-color="#3399ff" loext:char-shading-value="0"/>
    </style:style>
    <style:style style:name="T16" style:family="text">
      <style:text-properties officeooo:rsid="0007af28" fo:background-color="#3399ff" loext:char-shading-value="0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07af28" fo:background-color="transparent" loext:char-shading-value="0"/>
    </style:style>
    <style:style style:name="T19" style:family="text">
      <style:text-properties officeooo:rsid="001c3930" fo:background-color="transparent" loext:char-shading-value="0"/>
    </style:style>
    <style:style style:name="T20" style:family="text">
      <style:text-properties officeooo:rsid="001d0fcb" fo:background-color="transparent" loext:char-shading-value="0"/>
    </style:style>
    <style:style style:name="T21" style:family="text">
      <style:text-properties fo:color="#0000c0"/>
    </style:style>
    <style:style style:name="T22" style:family="text">
      <style:text-properties fo:color="#0000c0" officeooo:rsid="000a11a5"/>
    </style:style>
    <style:style style:name="T23" style:family="text">
      <style:text-properties fo:color="#0000c0" officeooo:rsid="000469c1"/>
    </style:style>
    <style:style style:name="T24" style:family="text">
      <style:text-properties fo:color="#0000c0" officeooo:rsid="000cff39"/>
    </style:style>
    <style:style style:name="T25" style:family="text">
      <style:text-properties fo:color="#0000c0" style:font-name="Liberation Serif" fo:font-size="12pt" style:font-size-asian="12pt" style:font-size-complex="12pt"/>
    </style:style>
    <style:style style:name="T26" style:family="text">
      <style:text-properties fo:color="#000000"/>
    </style:style>
    <style:style style:name="T27" style:family="text">
      <style:text-properties fo:color="#000000" fo:background-color="#d4d4d4" loext:char-shading-value="0"/>
    </style:style>
    <style:style style:name="T28" style:family="text">
      <style:text-properties fo:color="#000000" officeooo:rsid="001d0efd" fo:background-color="#d4d4d4" loext:char-shading-value="0"/>
    </style:style>
    <style:style style:name="T29" style:family="text">
      <style:text-properties fo:color="#000000" style:font-name="Liberation Serif" fo:font-size="12pt" style:font-size-asian="12pt" style:font-size-complex="12pt"/>
    </style:style>
    <style:style style:name="T30" style:family="text">
      <style:text-properties officeooo:rsid="00085a83"/>
    </style:style>
    <style:style style:name="T31" style:family="text">
      <style:text-properties fo:background-color="#000000" loext:char-shading-value="0"/>
    </style:style>
    <style:style style:name="T32" style:family="text">
      <style:text-properties officeooo:rsid="0007af28" fo:background-color="#000000" loext:char-shading-value="0"/>
    </style:style>
    <style:style style:name="T33" style:family="text">
      <style:text-properties fo:background-color="#33ff99" loext:char-shading-value="0"/>
    </style:style>
    <style:style style:name="T34" style:family="text">
      <style:text-properties officeooo:rsid="0007af28" fo:background-color="#33ff99" loext:char-shading-value="0"/>
    </style:style>
    <style:style style:name="T35" style:family="text">
      <style:text-properties fo:background-color="#9933ff" loext:char-shading-value="0"/>
    </style:style>
    <style:style style:name="T36" style:family="text">
      <style:text-properties officeooo:rsid="0007af28" fo:background-color="#9933ff" loext:char-shading-value="0"/>
    </style:style>
    <style:style style:name="T37" style:family="text">
      <style:text-properties officeooo:rsid="00085780"/>
    </style:style>
    <style:style style:name="T38" style:family="text">
      <style:text-properties officeooo:rsid="001c3930"/>
    </style:style>
    <style:style style:name="T39" style:family="text">
      <style:text-properties fo:background-color="#ff66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In original espeak-edit reading and saving of phoneme files is performed by calling bit-operations. Lower I described the pattern for SPECTSEQ type of phonemes.</text:p>
      <text:p text:style-name="P22"/>
      <text:p text:style-name="P3"/>
      <text:p text:style-name="P11"><text:span text:style-name="T38">8</text:span> bytes TYPE <text:span text:style-name="T17"><text:s/></text:span><text:span text:style-name="T19">(SPECTSEQ, SPECTSEK, SPECTSQ2, SPECTSP</text:span><text:span text:style-name="T20">C</text:span><text:span text:style-name="T19">2)</text:span></text:p>
      <text:p text:style-name="P24"/>
      <text:p text:style-name="P20">4 bytes – amount of bytes for NAME</text:p>
      <text:p text:style-name="P13">String NAME</text:p>
      <text:p text:style-name="P14">2 bytes – n <text:span text:style-name="T38">(amount of frames)</text:span></text:p>
      <text:p text:style-name="P15">2 bytes amplitude</text:p>
      <text:p text:style-name="P16">2 bytes max_y</text:p>
      <text:p text:style-name="P12">2 bytes BLANK </text:p>
      <text:p text:style-name="P17"/>
      <text:p text:style-name="P21"><text:span text:style-name="T27">wxDataInputStream </text:span><text:span text:style-name="T28">ReadDouble() reads 80bits</text:span></text:p>
      <text:p text:style-name="P18"><text:span text:style-name="T38">10</text:span>bytes (double) time </text:p>
      <text:p text:style-name="P4"><text:span text:style-name="T38">10</text:span> bytes (double) pitch</text:p>
      <text:p text:style-name="P4"><text:span text:style-name="T38">10</text:span> bytes (double) length</text:p>
      <text:p text:style-name="P4"><text:span text:style-name="T38">10</text:span> bytes (double) dx</text:p>
      <text:p text:style-name="P4"/>
      <text:p text:style-name="P5">2 bytes nx</text:p>
      <text:p text:style-name="P6">2 bytes markers</text:p>
      <text:p text:style-name="P7">2 bytes amp_adjust</text:p>
      <text:p text:style-name="P8"><text:span text:style-name="T37">2 bytes</text:span> formants[ix].freq</text:p>
      <text:p text:style-name="P8"><text:span text:style-name="T30">2 bytes </text:span>formants[ix].bandw</text:p>
      <text:p text:style-name="P9"><text:span text:style-name="T24">2 bytes </text:span><text:span text:style-name="T21">peaks</text:span><text:span text:style-name="T26">[ix].</text:span><text:span text:style-name="T21">pkfreq</text:span></text:p>
      <text:p text:style-name="P10"><text:span text:style-name="T22">2 bytes </text:span><text:span text:style-name="T21">peaks</text:span><text:span text:style-name="T26">[ix].</text:span><text:span text:style-name="T21">pkheight</text:span></text:p>
      <text:p text:style-name="P19"><text:span text:style-name="T23">2 bytes </text:span><text:span text:style-name="T21">peaks</text:span><text:span text:style-name="T26">[ix].</text:span><text:span text:style-name="T21">pkwidth</text:span></text:p>
      <text:p text:style-name="P23"><text:span text:style-name="T9">2 bytes </text:span><text:span text:style-name="T25">peaks</text:span><text:span text:style-name="T29">[ix].</text:span><text:span text:style-name="T25">pkright</text:span></text:p>
      <text:p text:style-name="P1"/>
      <text:p text:style-name="P2"><text:span text:style-name="T1">53 50 45 43</text:span><text:span text:style-name="T17"> </text:span><text:span text:style-name="T1">54 53 45 51</text:span> <text:span text:style-name="T39">01 00 00 00</text:span><text:span text:style-name="T17"> </text:span><text:span text:style-name="T2">45</text:span> <text:span text:style-name="T3">03 00</text:span> <text:span text:style-name="T4">64 00</text:span> <text:span text:style-name="T5">00 00</text:span> 00 00 <text:span text:style-name="T12">00 00 00 00 00 00 00 00 00 00</text:span><text:span text:style-name="T17"> </text:span><text:span text:style-name="T12">40 05 FF A0 00 00 </text:span><text:span text:style-name="T7">00 00 00 00</text:span><text:span text:style-name="T8"> </text:span><text:span text:style-name="T7">40 04 C7 EF</text:span><text:span text:style-name="T12"> 9E 00 00 00 00 00</text:span><text:span text:style-name="T17"> </text:span><text:span text:style-name="T12">40 05 FF A0 00 00 00 00 00 00</text:span><text:span text:style-name="T17"> </text:span><text:span text:style-name="T13">42 00</text:span><text:span text:style-name="T17"> </text:span><text:span text:style-name="T15">00 00</text:span><text:span text:style-name="T17"> </text:span><text:span text:style-name="T35">64 00</text:span><text:span text:style-name="T17"> </text:span><text:span text:style-name="T31">00 00</text:span><text:span text:style-name="T17"> </text:span><text:span text:style-name="T31">00 00</text:span> <text:span text:style-name="T6">50 01</text:span> <text:span text:style-name="T33">C0 08</text:span> <text:span text:style-name="T33">B0 04</text:span> <text:span text:style-name="T33">1C 02</text:span> <text:span text:style-name="T33">00 00</text:span> <text:span text:style-name="T33">00 00</text:span> <text:span text:style-name="T10">A8 02</text:span> 60 0E 58 02 D0 02 00 00 00 00 <text:span text:style-name="T10">7C 06 </text:span><text:span text:style-name="T18">58 11 D0 02 58 02 00 00 00 00 </text:span><text:span text:style-name="T11">D8 09</text:span><text:span text:style-name="T18"> D0 0C E0 01 E0 01 00 00 00 00 </text:span><text:span text:style-name="T11">C0 0D</text:span><text:span text:style-name="T18"> B0 09 E0 01 E0 01 00 00 00 00 </text:span><text:span text:style-name="T11">B9 0F</text:span><text:span text:style-name="T18"> 58 07 E0 01 E0 01 00 00 00 00 </text:span><text:span text:style-name="T11">20 1D</text:span><text:span text:style-name="T18"> </text:span><text:span text:style-name="T34">80 02</text:span><text:span text:style-name="T18"> </text:span><text:span text:style-name="T34">E0 01</text:span><text:span text:style-name="T18"> </text:span><text:span text:style-name="T34">E0 01</text:span><text:span text:style-name="T18"> </text:span><text:span text:style-name="T34">00 00</text:span><text:span text:style-name="T18"> </text:span><text:span text:style-name="T34">00 00</text:span><text:span text:style-name="T18"> </text:span><text:span text:style-name="T11">78 1E</text:span><text:span text:style-name="T18"> </text:span><text:span text:style-name="T34">26 02</text:span><text:span text:style-name="T18"> </text:span><text:span text:style-name="T34">E0 01</text:span><text:span text:style-name="T18"> </text:span><text:span text:style-name="T34">E0 01</text:span><text:span text:style-name="T18"> </text:span><text:span text:style-name="T34">00 00</text:span><text:span text:style-name="T18"> </text:span><text:span text:style-name="T34">00 00</text:span><text:span text:style-name="T18"> 28 23 26 02 E0 01 E0 01 41 00 50 00 53 00 59 00 90 00 73 00 46 00 4B 00 4C 00 4E 00 62 00 98 00 BE 00 89 00 3D 00 29 00 41 00 63 00 78 00 86 00 51 00 50 00 40 00 49 00 46 00 36 00 4D 00 4C 00 1F 00 35 00 2B 00 3A 00 10 00 0F 00 07 00 0C 00 08 00 0F 00 11 00 10 00 0D 00 0A 00 0F 00 0C 00 10 00 0F 00 0F 00 0A 00 0C 00 05 00 09 00 08 00 03 00 0A 00 0D 00 0E 00 0C 00 13 00 1E 00 1B 00 16 00 0F 00 0A 00 06 00 0A 00 08 00 3F FA CC BC 06 00 00 00 00 00 40 05 FF A0 00 00 00 00 00 00 40 05 B4 00 00 00 00 00 00 00 40 05 FF A0 00 00 00 00 00 00 </text:span><text:span text:style-name="T14">42 00</text:span><text:span text:style-name="T18"> </text:span><text:span text:style-name="T16">02 00</text:span><text:span text:style-name="T18"> </text:span><text:span text:style-name="T36">5F</text:span><text:span text:style-name="T18"> </text:span><text:span text:style-name="T36">00</text:span><text:span text:style-name="T18"> </text:span><text:span text:style-name="T32">00 00</text:span><text:span text:style-name="T18"> </text:span><text:span text:style-name="T32">79 B7</text:span><text:span text:style-name="T18"> </text:span><text:span text:style-name="T11">58 01</text:span><text:span text:style-name="T18"> E0 0B B0 04 1C 02 00 00 00 00 </text:span><text:span text:style-name="T11">A8 02</text:span><text:span text:style-name="T18"> 88 13 58 02 D0 02 00 00 00 00 </text:span><text:span text:style-name="T11">7C 06</text:span><text:span text:style-name="T18"> 70 17 D0 02 58 02 00 00 00 00 </text:span><text:span text:style-name="T11">D8 09</text:span><text:span text:style-name="T18"> 80 11 E0 01 E0 01 00 00 00 00 </text:span><text:span text:style-name="T11">C0 0D</text:span><text:span text:style-name="T18"> 48 0D E0 01 E0 01 00 00 00 00 </text:span><text:span text:style-name="T11">B9</text:span><text:span text:style-name="T18"> </text:span><text:span text:style-name="T11">0F</text:span><text:span text:style-name="T18"> 28 0A E0 01 E0 01 00 00 00 00 </text:span><text:span text:style-name="T11">20 1D</text:span><text:span text:style-name="T18"> 98 03 E0 01 E0 01 00 00 00 00 </text:span><text:span text:style-name="T11">78 1E</text:span><text:span text:style-name="T18"> 26 02 E0 01 E0 01 00 00 00 00 28 23 26 02 E0 01 E0 01 41 00 50 00 53 00 59 00 90 00 73 00 46 00 4B 00 4C 00 4E 00 62 00 98 00 BE 00 89 00 3D 00 29 00 41 00 63 00 78 00 86 00 51 00 50 00 40 </text:span><text:soft-page-break/><text:span text:style-name="T18">00 49 00 46 00 36 00 4D 00 4C 00 1F 00 35 00 2B 00 3A 00 10 00 0F 00 07 00 0C 00 08 00 0F 00 11 00 10 00 0D 00 0A 00 0F 00 0C 00 10 00 0F 00 0F 00 0A 00 0C 00 05 00 09 00 08 00 03 00 0A 00 0D 00 0E 00 0C 00 13 00 1E 00 1B 00 16 00 0F 00 0A 00 06 00 0A 00 08 00 3F FC 8F 53 C6 00 00 00 00 00 40 05 FF A0 00 00 00 00 00 00 00 00 00 00 00 00 00 00 00 00 40 05 FF A0 00 00 00 00 00 00 </text:span><text:span text:style-name="T14">42 00</text:span><text:span text:style-name="T18"> </text:span><text:span text:style-name="T16">00 00</text:span><text:span text:style-name="T18"> </text:span><text:span text:style-name="T36">70</text:span><text:span text:style-name="T18"> </text:span><text:span text:style-name="T36">00</text:span><text:span text:style-name="T18"> </text:span><text:span text:style-name="T32">00 00</text:span><text:span text:style-name="T18"> </text:span><text:span text:style-name="T32">EE FF</text:span><text:span text:style-name="T18"> </text:span><text:span text:style-name="T11">58 01</text:span><text:span text:style-name="T18"> A8 07 B0 04 1C 02 00 00 00 00 </text:span><text:span text:style-name="T11">A8 02</text:span><text:span text:style-name="T18"> 80 0C 58 02 D0 02 00 00 00 00 </text:span><text:span text:style-name="T11">7C 06</text:span><text:span text:style-name="T18"> 28 0F D0 02 58 02 00 00 00 00 </text:span><text:span text:style-name="T11">D8 09</text:span><text:span text:style-name="T18"> 40 0B E0 01 E0 01 00 00 00 00 </text:span><text:span text:style-name="T11">C0 0D</text:span><text:span text:style-name="T18"> 98 08 E0 01 E0 01 00 00 EE FF B9 0F 68 06 E0 01 E0 01 00 00 00 00 </text:span><text:span text:style-name="T11">20 1D</text:span><text:span text:style-name="T18"> 30 02 E0 01 E0 01 00 00 00 00 </text:span><text:span text:style-name="T11">78 1E</text:span><text:span text:style-name="T18"> 26 02 E0 01 E0 01 00 00 00 00 28 23 26 02 E0 01 E0 01 41 00 50 00 53 00 59 00 90 00 73 00 46 00 4B 00 4C 00 4E 00 62 00 98 00 BE 00 89 00 3D 00 29 00 41 00 63 00 78 00 86 00 51 00 50 00 40 00 49 00 46 00 36 00 4D 00 4C 00 1F 00 35 00 2B 00 3A 00 10 00 0F 00 07 00 0C 00 08 00 0F 00 11 00 10 00 0D 00 0A 00 0F 00 0C 00 10 00 0F 00 0F 00 0A 00 0C 00 05 00 09 00 08 00 03 00 0A 00 0D 00 0E 00 0C 00 13 00 1E 00 1B 00 16 00 0F 00 0A 00 06 00 0A 00 08 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1:28:06.851501747</meta:creation-date>
    <dc:date>2016-08-22T11:39:06.080128292</dc:date>
    <meta:editing-duration>PT10M43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2" meta:paragraph-count="23" meta:word-count="980" meta:character-count="3296" meta:non-whitespace-character-count="2334"/>
  </office:meta>
</office:document-meta>
</file>